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CodeBlock">
      <style:paragraph-properties fo:break-before="page"/>
    </style:style>
    <style:style style:name="P5" style:family="paragraph" style:parent-style-name="Standard" style:list-style-name="L1"/>
    <style:style style:name="T1"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8161in" svg:y="9.8957in" svg:width="0.8827in" svg:height="0.311in" draw:z-index="0">
        <draw:image xlink:href="Pictures/10000201000000580000001FCE58C672.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Learning to Program with Haiku</text:p>
      <text:p text:style-name="P2"/>
      <text:p text:style-name="P2">Lesson 12</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ll material © 2010 DarkWyrm</text:p>
      <text:p text:style-name="Standard"><text:soft-page-break/>C++ is the language in which most Haiku programs are written. It is an extension of the C language written by Dennis Ritchie at Bell labs in the 1970s. The language fundamentals that we have been learning are common to both languages, but from here on out we will be learning the parts of C++ that C cannot do. It is these parts that make it powerful, but to really grasp them well, we must change our perspective of writing code.</text:p>
      <text:h text:style-name="Heading_20_2" text:outline-level="2">Object-Oriented Programming</text:h>
      <text:p text:style-name="Standard">The programs that we have been writing have been part of a paradigm called procedural programming, which is development that centers around individual function calls. This is fine for many purposes, but programming for the Haiku <text:span text:style-name="T1">G</text:span>raphical <text:span text:style-name="T1">U</text:span>ser <text:span text:style-name="T1">I</text:span>nterface (GUI) goes beyond this to another paradigm called object-oriented programming.</text:p>
      <text:p text:style-name="Standard"/>
      <text:p text:style-name="Standard">The idea behind object-oriented programming is that an application consists of the interaction of objects to perform a task. Each object is a "black box" which has certain properties and ways of interacting with it while hiding how it actually works. All we know about the object is how to interact with it. A real life example would be a television: pushing buttons changes the channel, adjusts settings in the on-screen menu, adjusts the volume, and turns it on or off. We also know its size, color, and approximate weight, and unless you're a TV repairman, you probably don't know how it works or have access to its internal components.</text:p>
      <text:p text:style-name="Standard"/>
      <text:p text:style-name="Standard">A C++ object is very much like a television. It has functions, called <text:span text:style-name="Definition">methods, </text:span>which provide a means to interact with it. It also has variables for holding data which are called <text:span text:style-name="Definition">properties</text:span>. Not all of an object's methods and properties are necessarily accessible by outsiders.</text:p>
      <text:h text:style-name="Heading_20_2" text:outline-level="2">Classes</text:h>
      <text:p text:style-name="Standard">Object definitions in C++ are called <text:span text:style-name="Definition">classes</text:span>. Classes are defined with code very much like the data structures we learned about in the last lesson. Here is an example class definition for our television.</text:p>
      <text:p text:style-name="Standard"/>
      <text:p text:style-name="CodeBlock"><text:span text:style-name="keyword1_5f_cpp">class</text:span> Television</text:p>
      <text:p text:style-name="CodeBlock"><text:span text:style-name="symbol0_5f_cpp">{</text:span></text:p>
      <text:p text:style-name="CodeBlock"><text:span text:style-name="keyword1_5f_cpp">public</text:span><text:span text:style-name="symbol4_5f_cpp">:</text:span><text:tab/><text:span text:style-name="comment0_5f_cpp">// All of these functions are accessible by anyone. Without the</text:span></text:p>
      <text:p text:style-name="CodeBlock"><text:span text:style-name="comment0_5f_cpp"><text:tab/><text:tab/>// 'public' keyword, all of these would be strictly internal methods –</text:span></text:p>
      <text:p text:style-name="CodeBlock"><text:span text:style-name="comment0_5f_cpp"><text:tab/><text:tab/>// the default access mode is private.</text:span></text:p>
      <text:p text:style-name="CodeBlock"/>
      <text:p text:style-name="CodeBlock"><text:tab/><text:tab/><text:tab/><text:span text:style-name="comment0_5f_cpp">// This is the constructor function. More on this in a moment.</text:span></text:p>
      <text:p text:style-name="CodeBlock"><text:tab/><text:tab/><text:tab/>Television<text:span text:style-name="symbol0_5f_cpp">(</text:span><text:span text:style-name="keyword3_5f_cpp">void</text:span><text:span text:style-name="symbol0_5f_cpp">)</text:span><text:span text:style-name="symbol4_5f_cpp">;</text:span></text:p>
      <text:p text:style-name="CodeBlock"><text:span text:style-name="symbol4_5f_cpp"><text:tab/><text:tab/><text:tab/></text:span></text:p>
      <text:p text:style-name="CodeBlock"><text:span text:style-name="symbol4_5f_cpp"><text:tab/><text:tab/><text:tab/></text:span><text:span text:style-name="comment0_5f_cpp">// This is the destructor function. More on this in a moment,</text:span></text:p>
      <text:p text:style-name="CodeBlock"><text:span text:style-name="comment0_5f_cpp"><text:tab/><text:tab/><text:tab/>// too.</text:span></text:p>
      <text:p text:style-name="CodeBlock"><text:tab/><text:tab/><text:tab/>~Television<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void</text:span><text:tab/><text:tab/>SetChannel<text:span text:style-name="symbol0_5f_cpp">(</text:span>uint16 channel<text:span text:style-name="symbol0_5f_cpp">)</text:span><text:span text:style-name="symbol4_5f_cpp">;</text:span></text:p>
      <text:p text:style-name="CodeBlock"><text:tab/>uint16<text:tab/>GetChannel<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void</text:span><text:tab/><text:tab/>SetVolume<text:span text:style-name="symbol0_5f_cpp">(</text:span>uint8 volume<text:span text:style-name="symbol0_5f_cpp">)</text:span><text:span text:style-name="symbol4_5f_cpp">;</text:span></text:p>
      <text:p text:style-name="CodeBlock"><text:tab/>uint8<text:tab/><text:tab/>GetVolume<text:span text:style-name="symbol0_5f_cpp">(</text:span><text:span text:style-name="keyword3_5f_cpp">void</text:span><text:span text:style-name="symbol0_5f_cpp">)</text:span><text:span text:style-name="symbol4_5f_cpp">;</text:span></text:p>
      <text:p text:style-name="CodeBlock"><text:tab/></text:p>
      <text:p text:style-name="CodeBlock"><text:tab/><text:span text:style-name="keyword3_5f_cpp">void</text:span><text:tab/><text:tab/>TogglePower<text:span text:style-name="symbol0_5f_cpp">(</text:span><text:span text:style-name="keyword3_5f_cpp">void</text:span><text:span text:style-name="symbol0_5f_cpp">)</text:span><text:span text:style-name="symbol4_5f_cpp">;</text:span></text:p>
      <text:p text:style-name="CodeBlock"><text:tab/><text:span text:style-name="keyword3_5f_cpp">bool</text:span><text:tab/><text:tab/>IsTurnedOn<text:span text:style-name="symbol0_5f_cpp">(</text:span><text:span text:style-name="keyword3_5f_cpp">void</text:span><text:span text:style-name="symbol0_5f_cpp">)</text:span><text:span text:style-name="symbol4_5f_cpp">;</text:span></text:p>
      <text:p text:style-name="CodeBlock"/>
      <text:p text:style-name="P4"><text:span text:style-name="keyword1_5f_cpp">private</text:span><text:span text:style-name="symbol4_5f_cpp">:</text:span><text:tab/><text:span text:style-name="comment0_5f_cpp">// Everything below this word can't be touched by the outside world</text:span></text:p>
      <text:p text:style-name="CodeBlock"><text:tab/></text:p>
      <text:p text:style-name="CodeBlock"><text:tab/>int8<text:tab/><text:tab/>DetectActiveInput<text:span text:style-name="symbol0_5f_cpp">(</text:span><text:span text:style-name="keyword3_5f_cpp">void</text:span><text:span text:style-name="symbol0_5f_cpp">)</text:span><text:span text:style-name="symbol4_5f_cpp">;</text:span></text:p>
      <text:p text:style-name="CodeBlock"><text:tab/><text:span text:style-name="keyword3_5f_cpp">void</text:span><text:tab/><text:tab/>ConnectToSignal<text:span text:style-name="symbol0_5f_cpp">(</text:span><text:span text:style-name="keyword3_5f_cpp">void</text:span><text:span text:style-name="symbol0_5f_cpp">)</text:span><text:span text:style-name="symbol4_5f_cpp">;</text:span></text:p>
      <text:p text:style-name="CodeBlock"><text:tab/></text:p>
      <text:p text:style-name="CodeBlock"><text:tab/>uint16<text:tab/>fChannel<text:span text:style-name="symbol4_5f_cpp">;</text:span></text:p>
      <text:p text:style-name="CodeBlock"><text:tab/>uint8<text:tab/><text:tab/>fVolume<text:span text:style-name="symbol4_5f_cpp">;</text:span></text:p>
      <text:p text:style-name="CodeBlock"><text:tab/><text:span text:style-name="keyword3_5f_cpp">bool</text:span><text:tab/><text:tab/>fPowerState<text:span text:style-name="symbol4_5f_cpp">;</text:span><text:line-break/><text:span text:style-name="symbol0_5f_cpp">}</text:span><text:span text:style-name="symbol4_5f_cpp">;</text:span></text:p>
      <text:p text:style-name="CodeBlock"/>
      <text:p text:style-name="Standard">The code bears a striking resemblance to a <text:span text:style-name="Code">struct</text:span> definition. There are a lot more methods than properties and a couple of odd words – <text:span text:style-name="Code">public</text:span> and <text:span text:style-name="Code">private</text:span>. The bits closely related to the operation of the television, such as <text:span text:style-name="Code">ConnectToSignal()</text:span>, are in the <text:span text:style-name="Code">private</text:span> section of the class definition and can only be called by the <text:span text:style-name="Code">Television</text:span> class' other methods.</text:p>
      <text:p text:style-name="Standard"/>
      <text:p text:style-name="Standard">It might seem just a little strange that there are six methods devoted to settings and getting the value of the Television's properties. Wouldn't it be easier – and less work – to just make <text:span text:style-name="Code">fChannel</text:span>, <text:span text:style-name="Code">fVolume</text:span>, and <text:span text:style-name="Code">fPowerState</text:span> public? Yes, but it would make the code that works with it messier. Our objects should expose their internal workings only when absolutely necessary. This makes it possible to change how it operates internally without disturbing its interaction with the outside world. For example, if we decided to rename <text:span text:style-name="Code">fPowerState</text:span> to <text:span text:style-name="Code">fIsTurnedOn</text:span>, the name of the variable would need to be changed in a handful of places in the code. All of those places would be in the file which contains the code for the class' methods. However, if we had made <text:span text:style-name="Code">fPowerState</text:span> a public property, we would have to change every reference to it in the entire project. If your project is large, this is a <text:span text:style-name="Emphasis">lot</text:span> more work. Hiding properties using methods is called <text:span text:style-name="Definition">data abstraction</text:span>, a term commonly heard in C++.</text:p>
      <text:p text:style-name="Standard"/>
      <text:p text:style-name="Standard">Calling an object's methods requires you to have access to the object. The dot and arrow operators that we used to get to a structure's variables are used with classes to access its methods and properties.</text:p>
      <text:p text:style-name="Standard"/>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levision tv<text:span text:style-name="symbol4_5f_cpp">;</text:span></text:p>
      <text:p text:style-name="CodeBlock"><text:tab/></text:p>
      <text:p text:style-name="CodeBlock"><text:tab/><text:span text:style-name="comment0_5f_cpp">// Watching a TV that is turned off isn't much fun</text:span></text:p>
      <text:p text:style-name="CodeBlock"><text:tab/><text:span text:style-name="keyword0_5f_cpp">if</text:span> <text:span text:style-name="symbol0_5f_cpp">(</text:span><text:span text:style-name="symbol3_5f_cpp">!</text:span>tv.<text:span text:style-name="member0_5f_cpp">IsTurnedOn</text:span><text:span text:style-name="symbol0_5f_cpp">())</text:span></text:p>
      <text:p text:style-name="CodeBlock"><text:tab/><text:tab/>tv.<text:span text:style-name="member0_5f_cpp">TogglePower</text:span><text:span text:style-name="symbol0_5f_cpp">()</text:span><text:span text:style-name="symbol4_5f_cpp">;</text:span></text:p>
      <text:p text:style-name="CodeBlock"><text:tab/></text:p>
      <text:p text:style-name="CodeBlock"><text:tab/><text:span text:style-name="comment0_5f_cpp">// Watch the Channel 8 news :)</text:span></text:p>
      <text:p text:style-name="CodeBlock"><text:tab/>tv.<text:span text:style-name="member0_5f_cpp">SetChannel</text:span><text:span text:style-name="symbol0_5f_cpp">(</text:span><text:span text:style-name="number_5f_cpp">8</text:span><text:span text:style-name="symbol0_5f_cpp">)</text:span><text:span text:style-name="symbol4_5f_cpp">;</text:span></text:p>
      <text:p text:style-name="CodeBlock"><text:tab/></text:p>
      <text:p text:style-name="CodeBlock"><text:tab/><text:span text:style-name="keyword0_5f_cpp">return</text:span> <text:span text:style-name="number_5f_cpp">0</text:span><text:span text:style-name="symbol4_5f_cpp">;</text:span></text:p>
      <text:p text:style-name="CodeBlock"><text:span text:style-name="symbol0_5f_cpp">}</text:span></text:p>
      <text:p text:style-name="CodeBlock"/>
      <text:p text:style-name="Standard"/>
      <text:p text:style-name="Standard">The other oddballs in the class definition are the functions <text:span text:style-name="Code">Television()</text:span> and <text:span text:style-name="Code">~Television()</text:span>. They don't have a return type – not even <text:span text:style-name="Code">void</text:span>! This is because they are special methods. <text:span text:style-name="Code">Television</text:span> is called the class' <text:span text:style-name="Definition">constructor</text:span>, which is a method called whenever we create a <text:span text:style-name="Code">Television</text:span> object. <text:span text:style-name="Code">~Television()</text:span> is the class' <text:span text:style-name="Definition">destructor</text:span>, which is called whenever we destroy a <text:span text:style-name="Code">Television</text:span> object. They are optional, but almost every class has a constructor and many have a destructor. They also play a key role when allocating and freeing objects. Speaking of which, let's look at the C++ way of using heap memory. We're going to need it very soon.</text:p>
      <text:h text:style-name="Heading_20_2" text:outline-level="2"><text:soft-page-break/>C++ Memory Allocation: new and delete</text:h>
      <text:p text:style-name="Standard">To create a new <text:span text:style-name="Code">Television</text:span> object, we don't call <text:span text:style-name="Code">malloc()</text:span>. In fact, you will hardly ever use it unless you are writing a program in C. Instead, we will be using <text:span text:style-name="Code">new</text:span> and <text:span text:style-name="Code">delete</text:span>, the C++ counterparts to <text:span text:style-name="Code">malloc()</text:span> and <text:span text:style-name="Code">free()</text:span>. It's best we look at how they are used in this code example.</text:p>
      <text:p text:style-name="Standard"/>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xt:span text:style-name="comment0_5f_cpp">// Create a pointer to hold our TV and an object to go with it. Using new</text:span></text:p>
      <text:p text:style-name="CodeBlock"><text:span text:style-name="comment0_5f_cpp"><text:tab/>// allocates enough memory to hold one Television object and then calls</text:span></text:p>
      <text:p text:style-name="CodeBlock"><text:span text:style-name="comment0_5f_cpp"><text:tab/>// its constructor.</text:span></text:p>
      <text:p text:style-name="CodeBlock"><text:tab/>Television <text:span text:style-name="symbol2_5f_cpp">*</text:span>tv <text:span text:style-name="symbol1_5f_cpp">=</text:span> <text:span text:style-name="keyword2_5f_cpp">new</text:span> Television<text:span text:style-name="symbol0_5f_cpp">()</text:span><text:span text:style-name="symbol4_5f_cpp">;</text:span></text:p>
      <text:p text:style-name="CodeBlock"><text:tab/></text:p>
      <text:p text:style-name="CodeBlock"><text:tab/><text:span text:style-name="comment0_5f_cpp">// Like before, it works better when it is turned on</text:span></text:p>
      <text:p text:style-name="CodeBlock"><text:tab/><text:span text:style-name="keyword0_5f_cpp">if</text:span> <text:span text:style-name="symbol0_5f_cpp">(</text:span><text:span text:style-name="symbol3_5f_cpp">!</text:span>tv-&gt;<text:span text:style-name="member0_5f_cpp">IsTurnedOn</text:span><text:span text:style-name="symbol0_5f_cpp">())</text:span></text:p>
      <text:p text:style-name="CodeBlock"><text:tab/><text:tab/>tv-&gt;<text:span text:style-name="member0_5f_cpp">TogglePower</text:span><text:span text:style-name="symbol0_5f_cpp">()</text:span><text:span text:style-name="symbol4_5f_cpp">;</text:span></text:p>
      <text:p text:style-name="CodeBlock"><text:tab/></text:p>
      <text:p text:style-name="CodeBlock"><text:tab/><text:span text:style-name="comment0_5f_cpp">// The news on 8 is all bad. Maybe Phineas and Ferb is on?</text:span></text:p>
      <text:p text:style-name="CodeBlock"><text:tab/>tv-&gt;<text:span text:style-name="member0_5f_cpp">SetChannel</text:span><text:span text:style-name="symbol0_5f_cpp">(</text:span><text:span text:style-name="number_5f_cpp">172</text:span><text:span text:style-name="symbol0_5f_cpp">)</text:span><text:span text:style-name="symbol4_5f_cpp">;</text:span></text:p>
      <text:p text:style-name="CodeBlock"><text:tab/></text:p>
      <text:p text:style-name="CodeBlock"><text:tab/><text:span text:style-name="comment0_5f_cpp">// Free our TV. Right before its memory is freed, the destructor method for</text:span></text:p>
      <text:p text:style-name="CodeBlock"><text:span text:style-name="comment0_5f_cpp"><text:tab/>// the Television class is called.</text:span></text:p>
      <text:p text:style-name="CodeBlock"><text:tab/><text:span text:style-name="keyword2_5f_cpp">delete</text:span> tv<text:span text:style-name="symbol4_5f_cpp">;</text:span></text:p>
      <text:p text:style-name="CodeBlock"><text:line-break/><text:tab/><text:span text:style-name="keyword0_5f_cpp">return</text:span> <text:span text:style-name="number_5f_cpp">0</text:span><text:span text:style-name="symbol4_5f_cpp">;</text:span></text:p>
      <text:p text:style-name="CodeBlock"><text:span text:style-name="symbol0_5f_cpp">}</text:span></text:p>
      <text:p text:style-name="Standard"/>
      <text:p text:style-name="Standard">It's much simpler to use <text:span text:style-name="Code">new</text:span> and <text:span text:style-name="Code">delete</text:span> for allocating memory on the heap. In fact, for objects, they are required. Other methods will cause an object's constructor and/or destructor to never be executed and lead to all kinds of ugly messes. <text:span text:style-name="Code">new</text:span> and <text:span text:style-name="Code">delete</text:span> can also be used for arrays of objects, as you can see in this code example.</text:p>
      <text:p text:style-name="Standard"/>
      <text:p text:style-name="CodeBlock"><text:span text:style-name="keyword3_5f_cpp">int</text:span></text:p>
      <text:p text:style-name="CodeBlock">main<text:span text:style-name="symbol0_5f_cpp">(</text:span><text:span text:style-name="keyword3_5f_cpp">void</text:span><text:span text:style-name="symbol0_5f_cpp">)</text:span><text:line-break/><text:span text:style-name="symbol0_5f_cpp">{</text:span></text:p>
      <text:p text:style-name="CodeBlock"><text:tab/><text:span text:style-name="comment0_5f_cpp">// Create an array of TVs. I guess we're going to open an appliance store,</text:span></text:p>
      <text:p text:style-name="CodeBlock"><text:tab/><text:span text:style-name="comment0_5f_cpp">// starting with 100 sets. We're going to need a little retail space. ;-)</text:span></text:p>
      <text:p text:style-name="CodeBlock"><text:tab/>Television <text:span text:style-name="symbol2_5f_cpp">*</text:span>tvArray <text:span text:style-name="symbol1_5f_cpp">=</text:span> <text:span text:style-name="keyword2_5f_cpp">new</text:span> Television<text:span text:style-name="symbol0_5f_cpp">[</text:span><text:span text:style-name="number_5f_cpp">100</text:span><text:span text:style-name="symbol0_5f_cpp">]</text:span><text:span text:style-name="symbol4_5f_cpp">;</text:span></text:p>
      <text:p text:style-name="CodeBlock"><text:tab/></text:p>
      <text:p text:style-name="CodeBlock"><text:tab/><text:span text:style-name="comment0_5f_cpp">// Like before, it works better when it is turned on, but we'll turn just</text:span></text:p>
      <text:p text:style-name="CodeBlock"><text:span text:style-name="comment0_5f_cpp"><text:tab/>// one on, seeing how they're all the same. ;-)</text:span></text:p>
      <text:p text:style-name="CodeBlock"><text:tab/><text:span text:style-name="keyword0_5f_cpp">if</text:span> <text:span text:style-name="symbol0_5f_cpp">(</text:span><text:span text:style-name="symbol3_5f_cpp">!</text:span>tvArray[0].<text:span text:style-name="member0_5f_cpp">IsTurnedOn</text:span><text:span text:style-name="symbol0_5f_cpp">())</text:span></text:p>
      <text:p text:style-name="CodeBlock"><text:tab/><text:tab/>tvArray[0].<text:span text:style-name="member0_5f_cpp">TogglePower</text:span><text:span text:style-name="symbol0_5f_cpp">()</text:span><text:span text:style-name="symbol4_5f_cpp">;</text:span></text:p>
      <text:p text:style-name="CodeBlock"><text:tab/></text:p>
      <text:p text:style-name="CodeBlock"><text:tab/><text:span text:style-name="comment0_5f_cpp">// We don't care what channel is on so long as we can't hear it.</text:span></text:p>
      <text:p text:style-name="CodeBlock"><text:tab/>tvArray[0].<text:span text:style-name="member0_5f_cpp">SetVolume</text:span><text:span text:style-name="symbol0_5f_cpp">(</text:span><text:span text:style-name="number_5f_cpp">0</text:span><text:span text:style-name="symbol0_5f_cpp">)</text:span><text:span text:style-name="symbol4_5f_cpp">;</text:span></text:p>
      <text:p text:style-name="CodeBlock"><text:tab/></text:p>
      <text:p text:style-name="CodeBlock"><text:tab/><text:span text:style-name="comment0_5f_cpp">// Free our TV. The brackets are needed when freeing an array we received</text:span></text:p>
      <text:p text:style-name="CodeBlock"><text:span text:style-name="comment0_5f_cpp"><text:tab/>// from new. Leaving out the brackets will cause a memory leak because</text:span></text:p>
      <text:p text:style-name="CodeBlock"><text:span text:style-name="comment0_5f_cpp"><text:tab/>// then only one of the objects will be freed instead of all of them.</text:span></text:p>
      <text:p text:style-name="CodeBlock"><text:tab/><text:span text:style-name="keyword2_5f_cpp">delete</text:span> <text:span text:style-name="symbol0_5f_cpp">[]</text:span> tvArray<text:span text:style-name="symbol4_5f_cpp">;</text:span></text:p>
      <text:p text:style-name="CodeBlock"><text:line-break/><text:tab/><text:span text:style-name="keyword0_5f_cpp">return</text:span> <text:span text:style-name="number_5f_cpp">0</text:span><text:span text:style-name="symbol4_5f_cpp">;</text:span></text:p>
      <text:p text:style-name="CodeBlock"><text:span text:style-name="symbol0_5f_cpp">}</text:span></text:p>
      <text:p text:style-name="Standard"/>
      <text:h text:style-name="Heading_20_2" text:outline-level="2"><text:soft-page-break/>Construction and Destruction</text:h>
      <text:p text:style-name="Standard">The two special functions that we have seen in the definition for our <text:span text:style-name="Code">Television</text:span> class are part of the C++ language itself. The main job of a constructor function is to do whatever is necessary to initialize the object. When we allocate a <text:span text:style-name="Code">struct</text:span>, its variables contain random data. It's the same way with objects, but the constructor does the initialization for us.</text:p>
      <text:p text:style-name="Standard"/>
      <text:p text:style-name="Standard">A class has a default constructor if one is not declared in the class definition. The default constructor for an object takes no parameters and does nothing. Our <text:span text:style-name="Code">Television</text:span> class defines the default constructor, but this is not a requirement for a class. Doing so, however, replaces the one provided and does something. The constructor for a class can also take parameters, such as either of these possibilities or something else:</text:p>
      <text:p text:style-name="Standard"/>
      <text:p text:style-name="CodeBlock">Television<text:span text:style-name="symbol0_5f_cpp">(</text:span><text:span text:style-name="keyword3_5f_cpp">const</text:span> <text:span text:style-name="keyword3_5f_cpp">char</text:span> <text:span text:style-name="symbol2_5f_cpp">*</text:span>name<text:span text:style-name="symbol0_5f_cpp">)</text:span><text:span text:style-name="symbol4_5f_cpp">;</text:span></text:p>
      <text:p text:style-name="CodeBlock">Television<text:span text:style-name="symbol0_5f_cpp">(</text:span><text:span text:style-name="keyword3_5f_cpp">bool</text:span> isHD<text:span text:style-name="symbol0_5f_cpp">)</text:span><text:span text:style-name="symbol4_5f_cpp">;</text:span></text:p>
      <text:p text:style-name="CodeBlock"/>
      <text:p text:style-name="Standard">The destructor for a class always looks the same: a tilde (~), the name of the class, and taking no parameters. It is provided if a destructor is not declared in a class' definition. Like the default constructor, it doesn't do anything. The main job for a destructor is to clean up before the object is actually freed. Most of the time, this means freeing heap memory that was allocated somewhere in the object's methods.</text:p>
      <text:h text:style-name="Heading_20_2" text:outline-level="2">Assignment</text:h>
      <text:p text:style-name="Standard">Practice thinking about object-oriented programming by writing down what a sample class definition for the following objects might look like, including both methods and properties:</text:p>
      <text:p text:style-name="Standard"/>
      <text:list xml:id="list1950216961" text:style-name="L1">
        <text:list-item>
          <text:p text:style-name="P5">Alarm clock</text:p>
        </text:list-item>
        <text:list-item>
          <text:p text:style-name="P5">Car</text:p>
        </text:list-item>
        <text:list-item>
          <text:p text:style-name="P5">Stove</text:p>
        </text:list-item>
        <text:list-item>
          <text:p text:style-name="P5">Washing machin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1"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Code" style:family="text">
      <style:text-properties style:font-name="DejaVu Sans Mono1"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11T08:55:39</meta:creation-date>
    <dc:date>2010-04-10T17:19:05</dc:date>
    <meta:editing-duration>PT36H10M12S</meta:editing-duration>
    <meta:editing-cycles>619</meta:editing-cycles>
    <meta:generator>OpenOffice.org/3.1$Linux OpenOffice.org_project/310m19$Build-9420</meta:generator>
    <meta:document-statistic meta:table-count="0" meta:image-count="1" meta:object-count="0" meta:page-count="5" meta:paragraph-count="110" meta:word-count="1442" meta:character-count="8555"/>
    <dc:creator>DarkWyrm </dc:creator>
    <meta:user-defined meta:name="Info 1"/>
    <meta:user-defined meta:name="Info 2"/>
    <meta:user-defined meta:name="Info 3"/>
    <meta:user-defined meta:name="Info 4"/>
  </office:meta>
</office:document-meta>
</file>